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647cm" style:use-optimal-column-width="false"/>
    </style:style>
    <style:style style:name="co2" style:family="table-column">
      <style:table-column-properties style:column-width="1.676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1.754cm"/>
    </style:style>
    <style:style style:name="ro3" style:family="table-row">
      <style:table-row-properties style:row-height="1.758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style:paragraph-properties fo:border-left="0.03pt solid #ffffff" fo:border-right="none" fo:border-top="0.03pt solid #ffffff" fo:border-bottom="0.03pt solid #ffffff"/>
    </style:style>
    <style:style style:name="ce3" style:family="table-cell">
      <style:paragraph-properties fo:border="0.57pt solid #000000"/>
      <style:text-properties fo:color="#ed1c24" fo:font-size="18pt" style:font-size-asian="18pt" style:font-size-complex="18pt"/>
    </style:style>
    <style:style style:name="ce4" style:family="table-cell">
      <style:paragraph-properties fo:border-left="none" fo:border-right="0.03pt solid #ffffff" fo:border-top="0.03pt solid #ffffff" fo:border-bottom="0.03pt solid 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text-properties fo:color="#ed1c2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498cm" svg:height="16.261cm" svg:x="2.5cm" svg:y="6.2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1">
              <table:table-cell table:style-name="gray2"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  <table:table-cell>
                <text:p>15</text:p>
              </table:table-cell>
              <table:table-cell>
                <text:p>16</text:p>
              </table:table-cell>
              <table:table-cell>
                <text:p>17</text:p>
              </table:table-cell>
              <table:table-cell>
                <text:p>18</text:p>
              </table:table-cell>
              <table:table-cell table:style-name="gray2">
                <text:p>19</text:p>
              </table:table-cell>
            </table:table-row>
            <table:table-row table:style-name="ro1" table:default-cell-style-name="ce3">
              <table:table-cell table:style-name="ce2">
                <text:p>20</text:p>
              </table:table-cell>
              <table:table-cell>
                <text:p text:style-name="P1">21</text:p>
              </table:table-cell>
              <table:table-cell>
                <text:p text:style-name="P1">22</text:p>
              </table:table-cell>
              <table:table-cell>
                <text:p text:style-name="P1">23</text:p>
              </table:table-cell>
              <table:table-cell>
                <text:p text:style-name="P1">24</text:p>
              </table:table-cell>
              <table:table-cell>
                <text:p text:style-name="P1">25</text:p>
              </table:table-cell>
              <table:table-cell>
                <text:p text:style-name="P1">26</text:p>
              </table:table-cell>
              <table:table-cell>
                <text:p text:style-name="P1">27</text:p>
              </table:table-cell>
              <table:table-cell>
                <text:p text:style-name="P1">28</text:p>
              </table:table-cell>
              <table:table-cell table:style-name="ce4">
                <text:p>29</text:p>
              </table:table-cell>
            </table:table-row>
            <table:table-row table:style-name="ro1" table:default-cell-style-name="ce3">
              <table:table-cell table:style-name="ce2">
                <text:p>30</text:p>
              </table:table-cell>
              <table:table-cell>
                <text:p text:style-name="P1">31</text:p>
              </table:table-cell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4</text:p>
              </table:table-cell>
              <table:table-cell>
                <text:p text:style-name="P1">35</text:p>
              </table:table-cell>
              <table:table-cell>
                <text:p text:style-name="P1">36</text:p>
              </table:table-cell>
              <table:table-cell>
                <text:p text:style-name="P1">37</text:p>
              </table:table-cell>
              <table:table-cell>
                <text:p text:style-name="P1">38</text:p>
              </table:table-cell>
              <table:table-cell table:style-name="ce4">
                <text:p>39</text:p>
              </table:table-cell>
            </table:table-row>
            <table:table-row table:style-name="ro1" table:default-cell-style-name="ce3">
              <table:table-cell table:style-name="ce2">
                <text:p>40</text:p>
              </table:table-cell>
              <table:table-cell>
                <text:p text:style-name="P1">41 </text:p>
              </table:table-cell>
              <table:table-cell>
                <text:p text:style-name="P1">42</text:p>
              </table:table-cell>
              <table:table-cell>
                <text:p text:style-name="P1">43</text:p>
              </table:table-cell>
              <table:table-cell>
                <text:p text:style-name="P1">44</text:p>
              </table:table-cell>
              <table:table-cell>
                <text:p text:style-name="P1">45</text:p>
              </table:table-cell>
              <table:table-cell>
                <text:p text:style-name="P1">46</text:p>
              </table:table-cell>
              <table:table-cell>
                <text:p text:style-name="P1">47</text:p>
              </table:table-cell>
              <table:table-cell>
                <text:p text:style-name="P1">48</text:p>
              </table:table-cell>
              <table:table-cell table:style-name="ce4">
                <text:p>49</text:p>
              </table:table-cell>
            </table:table-row>
            <table:table-row table:style-name="ro1" table:default-cell-style-name="ce3">
              <table:table-cell table:style-name="ce2">
                <text:p>50</text:p>
              </table:table-cell>
              <table:table-cell>
                <text:p text:style-name="P1">51</text:p>
              </table:table-cell>
              <table:table-cell>
                <text:p text:style-name="P1">52</text:p>
              </table:table-cell>
              <table:table-cell>
                <text:p text:style-name="P1">53</text:p>
              </table:table-cell>
              <table:table-cell>
                <text:p text:style-name="P1">54</text:p>
              </table:table-cell>
              <table:table-cell>
                <text:p text:style-name="P1">55</text:p>
              </table:table-cell>
              <table:table-cell>
                <text:p text:style-name="P1">56</text:p>
              </table:table-cell>
              <table:table-cell>
                <text:p text:style-name="P1">57</text:p>
              </table:table-cell>
              <table:table-cell>
                <text:p text:style-name="P1">58</text:p>
              </table:table-cell>
              <table:table-cell table:style-name="ce4">
                <text:p>59</text:p>
              </table:table-cell>
            </table:table-row>
            <table:table-row table:style-name="ro1" table:default-cell-style-name="ce3">
              <table:table-cell table:style-name="ce2">
                <text:p>60</text:p>
              </table:table-cell>
              <table:table-cell>
                <text:p text:style-name="P1">61</text:p>
              </table:table-cell>
              <table:table-cell>
                <text:p text:style-name="P1">62</text:p>
              </table:table-cell>
              <table:table-cell>
                <text:p text:style-name="P1">63</text:p>
              </table:table-cell>
              <table:table-cell>
                <text:p text:style-name="P1">64</text:p>
              </table:table-cell>
              <table:table-cell>
                <text:p text:style-name="P1">65</text:p>
              </table:table-cell>
              <table:table-cell>
                <text:p text:style-name="P1">66</text:p>
              </table:table-cell>
              <table:table-cell>
                <text:p text:style-name="P1">67</text:p>
              </table:table-cell>
              <table:table-cell>
                <text:p text:style-name="P1">68</text:p>
              </table:table-cell>
              <table:table-cell table:style-name="ce4">
                <text:p>69</text:p>
              </table:table-cell>
            </table:table-row>
            <table:table-row table:style-name="ro1" table:default-cell-style-name="ce3">
              <table:table-cell table:style-name="ce2">
                <text:p>70</text:p>
              </table:table-cell>
              <table:table-cell>
                <text:p text:style-name="P1">71</text:p>
              </table:table-cell>
              <table:table-cell>
                <text:p text:style-name="P1">72</text:p>
              </table:table-cell>
              <table:table-cell>
                <text:p text:style-name="P1">73</text:p>
              </table:table-cell>
              <table:table-cell>
                <text:p text:style-name="P1">74</text:p>
              </table:table-cell>
              <table:table-cell>
                <text:p text:style-name="P1">75</text:p>
              </table:table-cell>
              <table:table-cell>
                <text:p text:style-name="P1">76</text:p>
              </table:table-cell>
              <table:table-cell>
                <text:p text:style-name="P1">77</text:p>
              </table:table-cell>
              <table:table-cell>
                <text:p text:style-name="P1">78</text:p>
              </table:table-cell>
              <table:table-cell table:style-name="ce4">
                <text:p>79</text:p>
              </table:table-cell>
            </table:table-row>
            <table:table-row table:style-name="ro1" table:default-cell-style-name="ce3">
              <table:table-cell table:style-name="ce2">
                <text:p>80</text:p>
              </table:table-cell>
              <table:table-cell>
                <text:p text:style-name="P1">81</text:p>
              </table:table-cell>
              <table:table-cell>
                <text:p text:style-name="P1">82</text:p>
              </table:table-cell>
              <table:table-cell>
                <text:p text:style-name="P1">83</text:p>
              </table:table-cell>
              <table:table-cell>
                <text:p text:style-name="P1">84</text:p>
              </table:table-cell>
              <table:table-cell>
                <text:p text:style-name="P1">85</text:p>
              </table:table-cell>
              <table:table-cell>
                <text:p text:style-name="P1">86</text:p>
              </table:table-cell>
              <table:table-cell>
                <text:p text:style-name="P1">87</text:p>
              </table:table-cell>
              <table:table-cell>
                <text:p text:style-name="P1">88</text:p>
              </table:table-cell>
              <table:table-cell table:style-name="ce4">
                <text:p>89</text:p>
              </table:table-cell>
            </table:table-row>
            <table:table-row table:style-name="ro1" table:default-cell-style-name="ce3">
              <table:table-cell table:style-name="ce2">
                <text:p>90</text:p>
              </table:table-cell>
              <table:table-cell>
                <text:p text:style-name="P1">91</text:p>
              </table:table-cell>
              <table:table-cell>
                <text:p text:style-name="P1">92</text:p>
              </table:table-cell>
              <table:table-cell>
                <text:p text:style-name="P1">93</text:p>
              </table:table-cell>
              <table:table-cell>
                <text:p text:style-name="P1">94</text:p>
              </table:table-cell>
              <table:table-cell>
                <text:p text:style-name="P1">95</text:p>
              </table:table-cell>
              <table:table-cell>
                <text:p text:style-name="P1">96</text:p>
              </table:table-cell>
              <table:table-cell>
                <text:p text:style-name="P1">97</text:p>
              </table:table-cell>
              <table:table-cell>
                <text:p text:style-name="P1">98</text:p>
              </table:table-cell>
              <table:table-cell table:style-name="ce4">
                <text:p>99</text:p>
              </table:table-cell>
            </table:table-row>
            <table:table-row table:style-name="ro2" table:default-cell-style-name="ce5">
              <table:table-cell table:style-name="gray1">
                <text:p>100</text:p>
              </table:table-cell>
              <table:table-cell>
                <text:p>101</text:p>
              </table:table-cell>
              <table:table-cell>
                <text:p>102</text:p>
              </table:table-cell>
              <table:table-cell>
                <text:p>103</text:p>
              </table:table-cell>
              <table:table-cell>
                <text:p>104</text:p>
              </table:table-cell>
              <table:table-cell>
                <text:p>105</text:p>
              </table:table-cell>
              <table:table-cell>
                <text:p>106</text:p>
              </table:table-cell>
              <table:table-cell>
                <text:p>107</text:p>
              </table:table-cell>
              <table:table-cell>
                <text:p>108</text:p>
              </table:table-cell>
              <table:table-cell table:style-name="gray1">
                <text:p>109</text:p>
              </table:table-cell>
            </table:table-row>
            <table:table-row table:style-name="ro3" table:default-cell-style-name="gray2">
              <table:table-cell>
                <text:p>110</text:p>
              </table:table-cell>
              <table:table-cell>
                <text:p>111</text:p>
              </table:table-cell>
              <table:table-cell>
                <text:p>112</text:p>
              </table:table-cell>
              <table:table-cell>
                <text:p>113</text:p>
              </table:table-cell>
              <table:table-cell>
                <text:p>114</text:p>
              </table:table-cell>
              <table:table-cell>
                <text:p>115</text:p>
              </table:table-cell>
              <table:table-cell>
                <text:p>116</text:p>
              </table:table-cell>
              <table:table-cell>
                <text:p>117</text:p>
              </table:table-cell>
              <table:table-cell>
                <text:p>118</text:p>
              </table:table-cell>
              <table:table-cell>
                <text:p>119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tr" fo:country="T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17S</meta:editing-duration>
    <meta:editing-cycles>4</meta:editing-cycles>
    <meta:generator>LibreOffice/5.4.4.2$Windows_X86_64 LibreOffice_project/2524958677847fb3bb44820e40380acbe820f960</meta:generator>
    <dc:date>2018-01-24T08:29:39.928000000</dc:date>
    <meta:document-statistic meta:object-count="1"/>
  </office:meta>
</office:document-meta>
</file>